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18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10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Benrimo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ugust 31, 1896</text:p>
      <text:p text:style-name="P6">Month<text:tab/><text:tab/><text:tab/><text:tab/><text:tab/><text:tab/>August</text:p>
      <text:p text:style-name="P6">Year<text:tab/><text:tab/><text:tab/><text:tab/><text:tab/><text:tab/>1896</text:p>
      <text:p text:style-name="P6">Hebrew Date<text:tab/><text:tab/><text:tab/><text:tab/><text:tab/></text:p>
      <text:p text:style-name="P6">Undated</text:p>
      <text:p text:style-name="P6">City<text:tab/><text:tab/><text:tab/><text:tab/><text:tab/><text:tab/>London</text:p>
      <text:p text:style-name="P6">State<text:tab/><text:tab/><text:tab/><text:tab/><text:tab/><text:tab/></text:p>
      <text:p text:style-name="P6">Country<text:tab/><text:tab/><text:tab/><text:tab/><text:tab/>UK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Y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3">UNION POSTALE UNIVERSELLE/</text:p>
      <text:p text:style-name="P3">POST CARD GREAT BRITAIN &amp; IRELAND/</text:p>
      <text:p text:style-name="P3">(GRANDE BRETAGNE ET IRLANDE)/</text:p>
      <text:p text:style-name="P3">THE ADDRESS ONLY TO BE WRITTEN ON THIS SIDE/</text:p>
      <text:p text:style-name="P3"/>
      <text:p text:style-name="P2">Dr S Morais/</text:p>
      <text:p text:style-name="P2">546. N Fifth Street/</text:p>
      <text:p text:style-name="P2">Philadelphia/</text:p>
      <text:p text:style-name="P2">N America/</text:p>
      <text:p text:style-name="P2"/>
      <text:p text:style-name="P3">[Page 2]</text:p>
      <text:p text:style-name="P4">London 28 Formosa Street. 31<text:span text:style-name="T2">st</text:span><text:span text:style-name="T3"> August 96/</text:span></text:p>
      <text:p text:style-name="P3"><text:span text:style-name="T3">The Misses Benrimo present kind regards to/ their old &amp; revered Instructor the Revd Dr Morais,/ and </text:span><text:soft-page-break/><text:span text:style-name="T3">having learned with much regret from/ the J. C. of last week, of his enfeebled state, they/ desire to convey their best wishes that the/ New Year may bring to him renewed health/ &amp; strength, so that he may not suffer from the/ abstinence of the sacred Yom Kipur, but be spared/ to enjoy many happier returns of the Season/ with all those dear to him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5:19:03.34</meta:creation-date>
    <dc:date>2012-01-05T15:24:18.84</dc:date>
    <dc:creator>Penn Libraries</dc:creator>
    <meta:editing-duration>PT00H05M1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2" meta:word-count="288" meta:character-count="1947"/>
  </office:meta>
</office:document-meta>
</file>